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 style:list-style-name="L1">
      <style:text-properties style:font-name="Trebuchet MS"/>
    </style:style>
    <style:style style:name="P4" style:family="paragraph" style:parent-style-name="Standard" style:list-style-name="L2">
      <style:text-properties style:font-name="Trebuchet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22311774530359368" text:style-name="L1">
        <text:list-item>
          <text:p text:style-name="P3">¿Que es un usuario root en Linux? </text:p>
        </text:list-item>
        <text:list-item>
          <text:p text:style-name="P3">¿Por qué ubuntu no me deja establecer la contraseña durante la instalación? </text:p>
        </text:list-item>
        <text:list-item>
          <text:p text:style-name="P3">¿Cuáles son los procesos típicos de Linux?</text:p>
        </text:list-item>
        <text:list-item>
          <text:p text:style-name="P3">¿Cómo identificarlos?</text:p>
        </text:list-item>
        <text:list-item>
          <text:p text:style-name="P3">Investigar y establecer una contraseña para el usuario root.</text:p>
        </text:list-item>
      </text:list>
      <text:p text:style-name="P1"/>
      <text:list xml:id="list7644887331094651763" text:style-name="L2">
        <text:list-item>
          <text:p text:style-name="P4">El usuario root en GNU/Linux es el usuario que tiene acceso administrativo al sistema.</text:p>
        </text:list-item>
        <text:list-item>
          <text:p text:style-name="P4">Es por un sistema de seguridad, esto asegura que aplicaciones incontroladas no puedan dañar su sistema, y sirve como recordatorio de que está a punto de realizar acciones administrativas que requieren que tenga cuidado.</text:p>
        </text:list-item>
        <text:list-item>
          <text:p text:style-name="P4">Algunos procesos tipicos, podrian ser los necesario para el arranque.</text:p>
          <text:p text:style-name="P4">El proceso de inicio por ejemplo seria el siguiente. <text:line-break/>Tomar el control de la BIOS.</text:p>
          <text:p text:style-name="P4">Tomar el control el cargador de arranque.</text:p>
          <text:p text:style-name="P4">El control pasa al propio kernel Linux.</text:p>
          <text:p text:style-name="P4">En la última tendremos en memoria los programas de usuario conviviendo junto con el propio sistema operativo, quienes tomarán el control del sistema.</text:p>
        </text:list-item>
        <text:list-item>
          <text:p text:style-name="P4">Podriamos identificarlos mediante el comando <text:span text:style-name="T1">top. </text:span><text:span text:style-name="T2">El cual nos mostrara los procesos inicializados de manera automatica para el funcionamiento del mismo.</text:span></text:p>
        </text:list-item>
        <text:list-item>
          <text:p text:style-name="P4"><text:span text:style-name="T2">Para establecer una contraseña en el usuario root, dentro de la terminal, escribiremos el siguiente comando. </text:span><text:span text:style-name="T1">Sudo passwd root.</text:span><text:span text:style-name="T2"> Luego escribiremos la contraseña elegida y la repetiremos para corroborar que este bien escrita.</text:span></text:p>
        </text:list-item>
      </text:list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huel Ivaan</meta:initial-creator>
    <meta:creation-date>2022-06-10T00:05:47.27</meta:creation-date>
    <dc:date>2022-06-11T22:09:10.77</dc:date>
    <dc:creator>Nahuel Ivaan</dc:creator>
    <meta:editing-duration>PT15M32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1" meta:paragraph-count="14" meta:word-count="215" meta:character-count="1312"/>
  </office:meta>
</office:document-meta>
</file>